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627" officeooo:paragraph-rsid="0008a627"/>
    </style:style>
    <style:style style:name="P2" style:family="paragraph" style:parent-style-name="Standard">
      <style:text-properties officeooo:paragraph-rsid="0008a627"/>
    </style:style>
    <style:style style:name="P3" style:family="paragraph" style:parent-style-name="Standard" style:list-style-name="L7">
      <style:text-properties officeooo:paragraph-rsid="0008a627"/>
    </style:style>
    <style:style style:name="P4" style:family="paragraph" style:parent-style-name="Standard">
      <style:text-properties officeooo:rsid="000a5ede" officeooo:paragraph-rsid="000a5ede"/>
    </style:style>
    <style:style style:name="P5" style:family="paragraph" style:parent-style-name="Standard">
      <style:text-properties officeooo:rsid="000a5ede" officeooo:paragraph-rsid="000f5cd6"/>
    </style:style>
    <style:style style:name="P6" style:family="paragraph" style:parent-style-name="Standard">
      <style:paragraph-properties fo:break-before="page"/>
      <style:text-properties officeooo:rsid="0008a627" officeooo:paragraph-rsid="0008a627"/>
    </style:style>
    <style:style style:name="P7" style:family="paragraph" style:parent-style-name="Heading_20_3">
      <style:text-properties officeooo:paragraph-rsid="000f5cd6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8a627"/>
    </style:style>
    <style:style style:name="T2" style:family="text">
      <style:text-properties officeooo:rsid="000a5ede"/>
    </style:style>
    <style:style style:name="T3" style:family="text">
      <style:text-properties officeooo:rsid="000f5c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IT – FLOW</text:span></text:p>
      <text:list xml:id="list1229270320" text:style-name="L7">
        <text:list-item>
          <text:p text:style-name="P3"><text:span text:style-name="T1">Git-flow là gì ?</text:span></text:p>
        </text:list-item>
      </text:list>
      <text:p text:style-name="P2"><text:span text:style-name="T1">-là <text:s/>tập hợp tất cả các thao tác mở rộng của Git , cung cấp các thao <text:s/>tác trên kho mã nguồn ở mức cao dựa trên mô hình phân nhánh </text:span></text:p>
      <text:p text:style-name="P2"><text:span text:style-name="T1">2. Cài đặt</text:span></text:p>
      <text:p text:style-name="P1">- Cần cài đặt git trước khi cài git-flow.</text:p>
      <text:p text:style-name="P4">Trên môi trường Linux</text:p>
      <text:p text:style-name="P4">- Cài git : $ sudo apt-get install git</text:p>
      <text:p text:style-name="P4">- Cài git-flow: sudo apt-get install git-flow</text:p>
      <text:p text:style-name="P4">3. Khởi tạo dự án</text:p>
      <text:p text:style-name="P5">- Sau khi di chuyển tới thư mục dự án :</text:p>
      <text:h text:style-name="P7" text:outline-level="3"><text:bookmark text:name="_thiet-lap-chung-thuc-ca-nhan-3"/><text:span text:style-name="T2">Thiết lập chứng thực cá nhân</text:span></text:h>
      <text:p text:style-name="Preformatted_20_Text"><text:span text:style-name="Source_20_Text">$ git config --global user.name "User Name"</text:span></text:p>
      <text:p text:style-name="P8"><text:span text:style-name="Source_20_Text">$ git config --global user.email "username@gmail.com"</text:span></text:p>
      <text:p text:style-name="P5"><text:s/><text:span text:style-name="T3">Tạo 1 kho chứa Git-flow</text:span></text:p>
      <text:p text:style-name="P5">$ git flow init</text:p>
      <text:p text:style-name="P1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07:06.989582549</meta:creation-date>
    <dc:date>2019-04-02T10:42:29.419335919</dc:date>
    <meta:editing-duration>PT15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116" meta:character-count="532" meta:non-whitespace-character-count="429"/>
  </office:meta>
</office:document-meta>
</file>